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cripts/javascript/Library1/Macro1.js" manifest:media-type=""/>
  <manifest:file-entry manifest:full-path="Scripts/javascript/Library1/parcel-descriptor.xml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82in"/>
    </style:style>
    <style:style style:name="co4" style:family="table-column">
      <style:table-column-properties fo:break-before="auto" style:column-width="1.3417in"/>
    </style:style>
    <style:style style:name="co5" style:family="table-column">
      <style:table-column-properties fo:break-before="auto" style:column-width="2.6744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3.9382in"/>
    </style:style>
    <style:style style:name="co8" style:family="table-column">
      <style:table-column-properties fo:break-before="auto" style:column-width="3.7008in"/>
    </style:style>
    <style:style style:name="co9" style:family="table-column">
      <style:table-column-properties fo:break-before="auto" style:column-width="3.8in"/>
    </style:style>
    <style:style style:name="co10" style:family="table-column">
      <style:table-column-properties fo:break-before="auto" style:column-width="1.0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3" table:formula="of:=SUM([.B2:.B1048576])" office:value-type="float" office:value="8" calcext:value-type="float">
            <text:p>8</text:p>
          </table:table-cell>
          <table:table-cell table:style-name="ce3" table:formula="of:=SUM([.C2:.C1048576])" office:value-type="float" office:value="18" calcext:value-type="float">
            <text:p>18</text:p>
          </table:table-cell>
          <table:table-cell table:style-name="ce3" table:formula="of:=SUM([.D2:.D1048576])" office:value-type="float" office:value="24" calcext:value-type="float">
            <text:p>24</text:p>
          </table:table-cell>
          <table:table-cell table:style-name="ce3" table:formula="of:=SUM([.E2:.E1048576])" office:value-type="float" office:value="6" calcext:value-type="float">
            <text:p>6</text:p>
          </table:table-cell>
          <table:table-cell table:style-name="ce3" table:formula="of:=SUM([.F2:.F1048576])" office:value-type="float" office:value="9" calcext:value-type="float">
            <text:p>9</text:p>
          </table:table-cell>
          <table:table-cell table:style-name="ce3" table:formula="of:=SUM([.G2:.G1048576])" office:value-type="float" office:value="10" calcext:value-type="float">
            <text:p>10</text:p>
          </table:table-cell>
          <table:table-cell table:style-name="ce3" table:formula="of:=SUM([.H2:.H1048576])" office:value-type="float" office:value="10" calcext:value-type="float">
            <text:p>10</text:p>
          </table:table-cell>
          <table:table-cell table:style-name="ce3" table:formula="of:=SUM([.I2:.I1048576])" office:value-type="float" office:value="12" calcext:value-type="float">
            <text:p>12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Beverages</text:p>
          </table:table-cell>
          <table:table-cell table:style-name="ce3" office:value-type="string" calcext:value-type="string">
            <text:p>Vegetables</text:p>
          </table:table-cell>
          <table:table-cell table:style-name="ce3" office:value-type="string" calcext:value-type="string">
            <text:p>Fruits</text:p>
          </table:table-cell>
          <table:table-cell table:style-name="ce3" office:value-type="string" calcext:value-type="string">
            <text:p>Desserts</text:p>
          </table:table-cell>
          <table:table-cell table:style-name="ce3" office:value-type="string" calcext:value-type="string">
            <text:p>Grains and beans</text:p>
          </table:table-cell>
          <table:table-cell table:style-name="ce3" office:value-type="string" calcext:value-type="string">
            <text:p>Entrees</text:p>
          </table:table-cell>
          <table:table-cell table:style-name="ce3" office:value-type="string" calcext:value-type="string">
            <text:p>Potpurri</text:p>
          </table:table-cell>
          <table:table-cell table:style-name="ce3" office:value-type="string" calcext:value-type="string">
            <text:p>Breakfast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ric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chok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parag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ocad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l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ba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he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ffe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cum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se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l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ggp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glish muff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resso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nn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efru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do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e crea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ll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l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llybe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bo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w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sh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mqu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ag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aron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odl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me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tme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pp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at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mpk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s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viol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up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ghett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wber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g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c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ill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geta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eg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ffle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nu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a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a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gu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table table:name="Desserts" table:style-name="ta1">
        <office:forms form:automatic-focus="false" form:apply-design-mode="false"/>
        <table:table-column table:style-name="co2" table:default-cell-style-name="ce3"/>
        <table:table-column table:style-name="co2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coa</text:p>
          </table:table-cell>
          <table:table-cell table:formula="of:=COM.MICROSOFT.CONCAT(&quot;Desserts &quot;; ROW())" office:value-type="string" office:string-value="Desserts 1" calcext:value-type="string">
            <text:p>Desserts 1</text:p>
          </table:table-cell>
          <table:table-cell table:number-matrix-columns-spanned="2" table:number-matrix-rows-spanned="1" table:formula="of:=SELECTRANDOM([.$A$1:.$A$6]; 2)" office:value-type="string" office:string-value="pie" calcext:value-type="string">
            <text:p>pie</text:p>
          </table:table-cell>
          <table:table-cell office:value-type="string" office:string-value="cocoa" calcext:value-type="string">
            <text:p>cocoa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pie&quot;,&quot;cocoa&quot;)" calcext:value-type="string">
            <text:p>("pie","cocoa")</text:p>
          </table:table-cell>
        </table:table-row>
        <table:table-row table:style-name="ro1">
          <table:table-cell office:value-type="string" calcext:value-type="string">
            <text:p>dessert</text:p>
          </table:table-cell>
          <table:table-cell table:formula="of:=COM.MICROSOFT.CONCAT(&quot;Desserts &quot;; ROW())" office:value-type="string" office:string-value="Desserts 2" calcext:value-type="string">
            <text:p>Desserts 2</text:p>
          </table:table-cell>
          <table:table-cell table:number-matrix-columns-spanned="2" table:number-matrix-rows-spanned="1" table:formula="of:=SELECTRANDOM([.$A$1:.$A$6]; 2; [.$C$1:.$D1])" office:value-type="string" office:string-value="jellybean" calcext:value-type="string">
            <text:p>jellybean</text:p>
          </table:table-cell>
          <table:table-cell office:value-type="string" office:string-value="icecream" calcext:value-type="string">
            <text:p>icecream</text:p>
          </table:table-cell>
          <table:table-cell table:number-columns-repeated="4"/>
          <table:table-cell table:formula="of:=COM.MICROSOFT.CONCAT(&quot;(&quot;&quot;&quot;; COM.MICROSOFT.TEXTJOIN(&quot;&quot;&quot;,&quot;&quot;&quot;; 1; [.C2:.H2]); &quot;&quot;&quot;)&quot;)" office:value-type="string" office:string-value="(&quot;jellybean&quot;,&quot;icecream&quot;)" calcext:value-type="string">
            <text:p>("jellybean","icecream"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table:formula="of:=COM.MICROSOFT.CONCAT(&quot;Desserts &quot;; ROW())" office:value-type="string" office:string-value="Desserts 3" calcext:value-type="string">
            <text:p>Desserts 3</text:p>
          </table:table-cell>
          <table:table-cell table:number-matrix-columns-spanned="2" table:number-matrix-rows-spanned="1" table:formula="of:=SELECTRANDOM([.$A$1:.$A$6]; 2; [.$C$1:.$D2])" office:value-type="string" office:string-value="dessert" calcext:value-type="string">
            <text:p>dessert</text:p>
          </table:table-cell>
          <table:table-cell office:value-type="string" office:string-value="yogurt" calcext:value-type="string">
            <text:p>yogurt</text:p>
          </table:table-cell>
          <table:table-cell table:number-columns-repeated="4"/>
          <table:table-cell table:formula="of:=COM.MICROSOFT.CONCAT(&quot;(&quot;&quot;&quot;; COM.MICROSOFT.TEXTJOIN(&quot;&quot;&quot;,&quot;&quot;&quot;; 1; [.C3:.H3]); &quot;&quot;&quot;)&quot;)" office:value-type="string" office:string-value="(&quot;dessert&quot;,&quot;yogurt&quot;)" calcext:value-type="string">
            <text:p>("dessert","yogurt")</text:p>
          </table:table-cell>
        </table:table-row>
        <table:table-row table:style-name="ro1">
          <table:table-cell office:value-type="string" calcext:value-type="string">
            <text:p>jellybean</text:p>
          </table:table-cell>
          <table:table-cell table:formula="of:=COM.MICROSOFT.CONCAT(&quot;Desserts &quot;; ROW())" office:value-type="string" office:string-value="Desserts 4" calcext:value-type="string">
            <text:p>Desserts 4</text:p>
          </table:table-cell>
          <table:table-cell table:number-matrix-columns-spanned="3" table:number-matrix-rows-spanned="1" table:formula="of:=TRANSPOSE([.C1:.C3])" office:value-type="string" office:string-value="pie" calcext:value-type="string">
            <text:p>pie</text:p>
          </table:table-cell>
          <table:table-cell office:value-type="string" office:string-value="jellybean" calcext:value-type="string">
            <text:p>jellybean</text:p>
          </table:table-cell>
          <table:table-cell office:value-type="string" office:string-value="dessert" calcext:value-type="string">
            <text:p>dessert</text:p>
          </table:table-cell>
          <table:table-cell table:number-columns-repeated="3"/>
          <table:table-cell table:formula="of:=COM.MICROSOFT.CONCAT(&quot;(&quot;&quot;&quot;; COM.MICROSOFT.TEXTJOIN(&quot;&quot;&quot;,&quot;&quot;&quot;; 1; [.C4:.H4]); &quot;&quot;&quot;)&quot;)" office:value-type="string" office:string-value="(&quot;pie&quot;,&quot;jellybean&quot;,&quot;dessert&quot;)" calcext:value-type="string">
            <text:p>("pie","jellybean","dessert")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table:formula="of:=COM.MICROSOFT.CONCAT(&quot;Desserts &quot;; ROW())" office:value-type="string" office:string-value="Desserts 5" calcext:value-type="string">
            <text:p>Desserts 5</text:p>
          </table:table-cell>
          <table:table-cell table:number-matrix-columns-spanned="3" table:number-matrix-rows-spanned="1" table:formula="of:=TRANSPOSE([.D1:.D3])" office:value-type="string" office:string-value="cocoa" calcext:value-type="string">
            <text:p>cocoa</text:p>
          </table:table-cell>
          <table:table-cell office:value-type="string" office:string-value="icecream" calcext:value-type="string">
            <text:p>icecream</text:p>
          </table:table-cell>
          <table:table-cell office:value-type="string" office:string-value="yogurt" calcext:value-type="string">
            <text:p>yogurt</text:p>
          </table:table-cell>
          <table:table-cell table:number-columns-repeated="3"/>
          <table:table-cell table:formula="of:=COM.MICROSOFT.CONCAT(&quot;(&quot;&quot;&quot;; COM.MICROSOFT.TEXTJOIN(&quot;&quot;&quot;,&quot;&quot;&quot;; 1; [.C5:.H5]); &quot;&quot;&quot;)&quot;)" office:value-type="string" office:string-value="(&quot;cocoa&quot;,&quot;icecream&quot;,&quot;yogurt&quot;)" calcext:value-type="string">
            <text:p>("cocoa","icecream","yogurt")</text:p>
          </table:table-cell>
        </table:table-row>
        <table:table-row table:style-name="ro1">
          <table:table-cell office:value-type="string" calcext:value-type="string">
            <text:p>yogurt</text:p>
          </table:table-cell>
          <table:table-cell table:number-columns-repeated="8"/>
        </table:table-row>
      </table:table>
      <table:table table:name="Beverages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Beverages 1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ea</text:p>
          </table:table-cell>
          <table:table-cell table:number-columns-repeated="7"/>
          <table:table-cell table:formula="of:=COM.MICROSOFT.CONCAT(&quot;(&quot;&quot;&quot;; COM.MICROSOFT.TEXTJOIN(&quot;&quot;&quot;,&quot;&quot;&quot;; 1; [.B1:.J1]); &quot;&quot;&quot;)&quot;)" office:value-type="string" office:string-value="(&quot;coffee&quot;,&quot;tea&quot;)" calcext:value-type="string">
            <text:p>("coffee","tea")</text:p>
          </table:table-cell>
        </table:table-row>
        <table:table-row table:style-name="ro1">
          <table:table-cell table:style-name="ce1" office:value-type="string" calcext:value-type="string">
            <text:p>Beverages 2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espresso</text:p>
          </table:table-cell>
          <table:table-cell table:number-columns-repeated="7"/>
          <table:table-cell table:formula="of:=COM.MICROSOFT.CONCAT(&quot;(&quot;&quot;&quot;; COM.MICROSOFT.TEXTJOIN(&quot;&quot;&quot;,&quot;&quot;&quot;; 1; [.B2:.J2]); &quot;&quot;&quot;)&quot;)" office:value-type="string" office:string-value="(&quot;cocoa&quot;,&quot;espresso&quot;)" calcext:value-type="string">
            <text:p>("cocoa","espresso")</text:p>
          </table:table-cell>
        </table:table-row>
        <table:table-row table:style-name="ro1">
          <table:table-cell table:style-name="ce1" office:value-type="string" calcext:value-type="string">
            <text:p>Beverages 3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ice</text:p>
          </table:table-cell>
          <table:table-cell table:number-columns-repeated="7"/>
          <table:table-cell table:formula="of:=COM.MICROSOFT.CONCAT(&quot;(&quot;&quot;&quot;; COM.MICROSOFT.TEXTJOIN(&quot;&quot;&quot;,&quot;&quot;&quot;; 1; [.B3:.J3]); &quot;&quot;&quot;)&quot;)" office:value-type="string" office:string-value="(&quot;cola&quot;,&quot;ice&quot;)" calcext:value-type="string">
            <text:p>("cola","ice")</text:p>
          </table:table-cell>
        </table:table-row>
        <table:table-row table:style-name="ro1">
          <table:table-cell table:style-name="ce1" office:value-type="string" calcext:value-type="string">
            <text:p>Beverages 4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nog</text:p>
          </table:table-cell>
          <table:table-cell table:number-columns-repeated="7"/>
          <table:table-cell table:formula="of:=COM.MICROSOFT.CONCAT(&quot;(&quot;&quot;&quot;; COM.MICROSOFT.TEXTJOIN(&quot;&quot;&quot;,&quot;&quot;&quot;; 1; [.B4:.J4]); &quot;&quot;&quot;)&quot;)" office:value-type="string" office:string-value="(&quot;milk&quot;,&quot;nog&quot;)" calcext:value-type="string">
            <text:p>("milk","nog")</text:p>
          </table:table-cell>
        </table:table-row>
        <table:table-row table:style-name="ro1">
          <table:table-cell table:style-name="ce1" office:value-type="string" calcext:value-type="string">
            <text:p>Beverages 5</text:p>
          </table:table-cell>
          <table:table-cell table:number-matrix-columns-spanned="4" table:number-matrix-rows-spanned="1" table:formula="of:=FLATTENARRAY([.B1:.B4])" office:value-type="string" office:string-value="coffee" calcext:value-type="string">
            <text:p>coffee</text:p>
          </table:table-cell>
          <table:table-cell office:value-type="string" office:string-value="cocoa" calcext:value-type="string">
            <text:p>cocoa</text:p>
          </table:table-cell>
          <table:table-cell office:value-type="string" office:string-value="cola" calcext:value-type="string">
            <text:p>cola</text:p>
          </table:table-cell>
          <table:table-cell office:value-type="string" office:string-value="milk" calcext:value-type="string">
            <text:p>milk</text:p>
          </table:table-cell>
          <table:table-cell table:number-columns-repeated="5"/>
          <table:table-cell table:formula="of:=COM.MICROSOFT.CONCAT(&quot;(&quot;&quot;&quot;; COM.MICROSOFT.TEXTJOIN(&quot;&quot;&quot;,&quot;&quot;&quot;; 1; [.B5:.J5]); &quot;&quot;&quot;)&quot;)" office:value-type="string" office:string-value="(&quot;coffee&quot;,&quot;cocoa&quot;,&quot;cola&quot;,&quot;milk&quot;)" calcext:value-type="string">
            <text:p>("coffee","cocoa","cola","milk")</text:p>
          </table:table-cell>
        </table:table-row>
        <table:table-row table:style-name="ro1">
          <table:table-cell table:style-name="ce1" office:value-type="string" calcext:value-type="string">
            <text:p>Beverages 6</text:p>
          </table:table-cell>
          <table:table-cell table:number-matrix-columns-spanned="4" table:number-matrix-rows-spanned="1" table:formula="of:=FLATTENARRAY([.C1:.C4])" office:value-type="string" office:string-value="tea" calcext:value-type="string">
            <text:p>tea</text:p>
          </table:table-cell>
          <table:table-cell office:value-type="string" office:string-value="espresso" calcext:value-type="string">
            <text:p>espresso</text:p>
          </table:table-cell>
          <table:table-cell office:value-type="string" office:string-value="ice" calcext:value-type="string">
            <text:p>ice</text:p>
          </table:table-cell>
          <table:table-cell office:value-type="string" office:string-value="nog" calcext:value-type="string">
            <text:p>nog</text:p>
          </table:table-cell>
          <table:table-cell table:number-columns-repeated="5"/>
          <table:table-cell table:formula="of:=COM.MICROSOFT.CONCAT(&quot;(&quot;&quot;&quot;; COM.MICROSOFT.TEXTJOIN(&quot;&quot;&quot;,&quot;&quot;&quot;; 1; [.B6:.J6]); &quot;&quot;&quot;)&quot;)" office:value-type="string" office:string-value="(&quot;tea&quot;,&quot;espresso&quot;,&quot;ice&quot;,&quot;nog&quot;)" calcext:value-type="string">
            <text:p>("tea","espresso","ice","nog")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 table:number-rows-repeated="7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</table:table>
      <table:table table:name="Vegetables" table:style-name="ta1">
        <office:forms form:automatic-focus="false" form:apply-design-mode="false"/>
        <table:table-column table:style-name="co2" table:default-cell-style-name="ce3"/>
        <table:table-column table:style-name="co2" table:number-columns-repeated="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rtichoke</text:p>
          </table:table-cell>
          <table:table-cell office:value-type="string" calcext:value-type="string">
            <text:p>Veggies 1</text:p>
          </table:table-cell>
          <table:table-cell table:number-matrix-columns-spanned="3" table:number-matrix-rows-spanned="1" table:formula="of:=SELECTRANDOM([.$A$1:.$A$18]; 3)" office:value-type="string" office:string-value="tomato" calcext:value-type="string">
            <text:p>tomato</text:p>
          </table:table-cell>
          <table:table-cell office:value-type="string" office:string-value="fennel" calcext:value-type="string">
            <text:p>fennel</text:p>
          </table:table-cell>
          <table:table-cell office:value-type="string" office:string-value="potato" calcext:value-type="string">
            <text:p>potato</text:p>
          </table:table-cell>
          <table:table-cell table:number-columns-repeated="3"/>
          <table:table-cell table:formula="of:=COM.MICROSOFT.CONCAT(&quot;(&quot;&quot;&quot;; COM.MICROSOFT.TEXTJOIN(&quot;&quot;&quot;,&quot;&quot;&quot;; 1; [.C1:.H1]); &quot;&quot;&quot;)&quot;)" office:value-type="string" office:string-value="(&quot;tomato&quot;,&quot;fennel&quot;,&quot;potato&quot;)" calcext:value-type="string">
            <text:p>("tomato","fennel","potato")</text:p>
          </table:table-cell>
        </table:table-row>
        <table:table-row table:style-name="ro1">
          <table:table-cell office:value-type="string" calcext:value-type="string">
            <text:p>asparagus</text:p>
          </table:table-cell>
          <table:table-cell office:value-type="string" calcext:value-type="string">
            <text:p>Veggies 2</text:p>
          </table:table-cell>
          <table:table-cell table:number-matrix-columns-spanned="3" table:number-matrix-rows-spanned="1" table:formula="of:=SELECTRANDOM([.$A$1:.$A$18]; 3; [.$C$1:.$D1])" office:value-type="string" office:string-value="cabbage" calcext:value-type="string">
            <text:p>cabbage</text:p>
          </table:table-cell>
          <table:table-cell office:value-type="string" office:string-value="garlic" calcext:value-type="string">
            <text:p>garlic</text:p>
          </table:table-cell>
          <table:table-cell office:value-type="string" office:string-value="potato" calcext:value-type="string">
            <text:p>potato</text:p>
          </table:table-cell>
          <table:table-cell table:number-columns-repeated="3"/>
          <table:table-cell table:formula="of:=COM.MICROSOFT.CONCAT(&quot;(&quot;&quot;&quot;; COM.MICROSOFT.TEXTJOIN(&quot;&quot;&quot;,&quot;&quot;&quot;; 1; [.C2:.H2]); &quot;&quot;&quot;)&quot;)" office:value-type="string" office:string-value="(&quot;cabbage&quot;,&quot;garlic&quot;,&quot;potato&quot;)" calcext:value-type="string">
            <text:p>("cabbage","garlic","potato")</text:p>
          </table:table-cell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Veggies 3</text:p>
          </table:table-cell>
          <table:table-cell table:number-matrix-columns-spanned="3" table:number-matrix-rows-spanned="1" table:formula="of:=SELECTRANDOM([.$A$1:.$A$18]; 3; [.$C$1:.$E2])" office:value-type="string" office:string-value="onion" calcext:value-type="string">
            <text:p>onion</text:p>
          </table:table-cell>
          <table:table-cell office:value-type="string" office:string-value="pumpkin" calcext:value-type="string">
            <text:p>pumpkin</text:p>
          </table:table-cell>
          <table:table-cell office:value-type="string" office:string-value="cucumber" calcext:value-type="string">
            <text:p>cucumber</text:p>
          </table:table-cell>
          <table:table-cell table:number-columns-repeated="3"/>
          <table:table-cell table:formula="of:=COM.MICROSOFT.CONCAT(&quot;(&quot;&quot;&quot;; COM.MICROSOFT.TEXTJOIN(&quot;&quot;&quot;,&quot;&quot;&quot;; 1; [.C3:.H3]); &quot;&quot;&quot;)&quot;)" office:value-type="string" office:string-value="(&quot;onion&quot;,&quot;pumpkin&quot;,&quot;cucumber&quot;)" calcext:value-type="string">
            <text:p>("onion","pumpkin","cucumber")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Veggies 4</text:p>
          </table:table-cell>
          <table:table-cell table:number-matrix-columns-spanned="3" table:number-matrix-rows-spanned="1" table:formula="of:=SELECTRANDOM([.$A$1:.$A$18]; 3; [.$C$1:.$E3])" office:value-type="string" office:string-value="pea" calcext:value-type="string">
            <text:p>pea</text:p>
          </table:table-cell>
          <table:table-cell office:value-type="string" office:string-value="olive" calcext:value-type="string">
            <text:p>olive</text:p>
          </table:table-cell>
          <table:table-cell office:value-type="string" office:string-value="salad" calcext:value-type="string">
            <text:p>salad</text:p>
          </table:table-cell>
          <table:table-cell table:number-columns-repeated="3"/>
          <table:table-cell table:formula="of:=COM.MICROSOFT.CONCAT(&quot;(&quot;&quot;&quot;; COM.MICROSOFT.TEXTJOIN(&quot;&quot;&quot;,&quot;&quot;&quot;; 1; [.C4:.H4]); &quot;&quot;&quot;)&quot;)" office:value-type="string" office:string-value="(&quot;pea&quot;,&quot;olive&quot;,&quot;salad&quot;)" calcext:value-type="string">
            <text:p>("pea","olive","salad")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Veggies 5</text:p>
          </table:table-cell>
          <table:table-cell table:number-matrix-columns-spanned="3" table:number-matrix-rows-spanned="1" table:formula="of:=SELECTRANDOM([.$A$1:.$A$18]; 3; [.$C$1:.$E4])" office:value-type="string" office:string-value="eggplant" calcext:value-type="string">
            <text:p>eggplant</text:p>
          </table:table-cell>
          <table:table-cell office:value-type="string" office:string-value="vegetable" calcext:value-type="string">
            <text:p>vegetable</text:p>
          </table:table-cell>
          <table:table-cell office:value-type="string" office:string-value="asparagus" calcext:value-type="string">
            <text:p>asparagus</text:p>
          </table:table-cell>
          <table:table-cell table:number-columns-repeated="3"/>
          <table:table-cell table:formula="of:=COM.MICROSOFT.CONCAT(&quot;(&quot;&quot;&quot;; COM.MICROSOFT.TEXTJOIN(&quot;&quot;&quot;,&quot;&quot;&quot;; 1; [.C5:.H5]); &quot;&quot;&quot;)&quot;)" office:value-type="string" office:string-value="(&quot;eggplant&quot;,&quot;vegetable&quot;,&quot;asparagus&quot;)" calcext:value-type="string">
            <text:p>("eggplant","vegetable","asparagus")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string" calcext:value-type="string">
            <text:p>Veggies 6</text:p>
          </table:table-cell>
          <table:table-cell table:number-matrix-columns-spanned="3" table:number-matrix-rows-spanned="1" table:formula="of:=SELECTRANDOM([.$A$1:.$A$18]; 3; [.$C$1:.$E5])" office:value-type="string" office:string-value="radish" calcext:value-type="string">
            <text:p>radish</text:p>
          </table:table-cell>
          <table:table-cell office:value-type="string" office:string-value="avocado" calcext:value-type="string">
            <text:p>avocado</text:p>
          </table:table-cell>
          <table:table-cell office:value-type="string" office:string-value="yam" calcext:value-type="string">
            <text:p>yam</text:p>
          </table:table-cell>
          <table:table-cell table:number-columns-repeated="3"/>
          <table:table-cell table:formula="of:=COM.MICROSOFT.CONCAT(&quot;(&quot;&quot;&quot;; COM.MICROSOFT.TEXTJOIN(&quot;&quot;&quot;,&quot;&quot;&quot;; 1; [.C6:.H6]); &quot;&quot;&quot;)&quot;)" office:value-type="string" office:string-value="(&quot;radish&quot;,&quot;avocado&quot;,&quot;yam&quot;)" calcext:value-type="string">
            <text:p>("radish","avocado","yam")</text:p>
          </table:table-cell>
        </table:table-row>
        <table:table-row table:style-name="ro1">
          <table:table-cell office:value-type="string" calcext:value-type="string">
            <text:p>fenn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rl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ta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mpk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s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get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m</text:p>
          </table:table-cell>
          <table:table-cell table:number-columns-repeated="8"/>
        </table:table-row>
        <table:table-row table:style-name="ro1" table:number-rows-repeated="10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Veggies 2-9</text:p>
          </table:table-cell>
          <table:table-cell office:value-type="string" calcext:value-type="string">
            <text:p>'=SELECTRANDOM($A$1:$A$18, 2, $C$1:$D1)</text:p>
          </table:table-cell>
          <table:table-cell table:number-columns-repeated="7"/>
        </table:table-row>
      </table:table>
      <table:table table:name="Fruits" table:style-name="ta1">
        <office:forms form:automatic-focus="false" form:apply-design-mode="false"/>
        <table:table-column table:style-name="co2" table:default-cell-style-name="ce3"/>
        <table:table-column table:style-name="co2" table:number-columns-repeated="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pple</text:p>
          </table:table-cell>
          <table:table-cell table:formula="of:=COM.MICROSOFT.CONCAT(&quot;Fruits &quot;; ROW())" office:value-type="string" office:string-value="Fruits 1" calcext:value-type="string">
            <text:p>Fruits 1</text:p>
          </table:table-cell>
          <table:table-cell table:number-matrix-columns-spanned="2" table:number-matrix-rows-spanned="1" table:formula="of:=SELECTRANDOM([.$A$1:.$A$24]; 2)" office:value-type="string" office:string-value="raisin" calcext:value-type="string">
            <text:p>raisin</text:p>
          </table:table-cell>
          <table:table-cell office:value-type="string" office:string-value="kiwi" calcext:value-type="string">
            <text:p>kiwi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raisin&quot;,&quot;kiwi&quot;)" calcext:value-type="string">
            <text:p>("raisin","kiwi")</text:p>
          </table:table-cell>
        </table:table-row>
        <table:table-row table:style-name="ro1">
          <table:table-cell office:value-type="string" calcext:value-type="string">
            <text:p>apricot</text:p>
          </table:table-cell>
          <table:table-cell table:formula="of:=COM.MICROSOFT.CONCAT(&quot;Fruits &quot;; ROW())" office:value-type="string" office:string-value="Fruits 2" calcext:value-type="string">
            <text:p>Fruits 2</text:p>
          </table:table-cell>
          <table:table-cell table:number-matrix-columns-spanned="3" table:number-matrix-rows-spanned="1" table:formula="of:=SELECTRANDOM([.$A$1:.$A$24]; 3; [.C1:.D1])" office:value-type="string" office:string-value="apple" calcext:value-type="string">
            <text:p>apple</text:p>
          </table:table-cell>
          <table:table-cell office:value-type="string" office:string-value="peach" calcext:value-type="string">
            <text:p>peach</text:p>
          </table:table-cell>
          <table:table-cell office:value-type="string" office:string-value="grapefruit" calcext:value-type="string">
            <text:p>grapefruit</text:p>
          </table:table-cell>
          <table:table-cell table:number-columns-repeated="3"/>
          <table:table-cell table:formula="of:=COM.MICROSOFT.CONCAT(&quot;(&quot;&quot;&quot;; COM.MICROSOFT.TEXTJOIN(&quot;&quot;&quot;,&quot;&quot;&quot;; 1; [.C2:.H2]); &quot;&quot;&quot;)&quot;)" office:value-type="string" office:string-value="(&quot;apple&quot;,&quot;peach&quot;,&quot;grapefruit&quot;)" calcext:value-type="string">
            <text:p>("apple","peach","grapefruit")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formula="of:=COM.MICROSOFT.CONCAT(&quot;Fruits &quot;; ROW())" office:value-type="string" office:string-value="Fruits 3" calcext:value-type="string">
            <text:p>Fruits 3</text:p>
          </table:table-cell>
          <table:table-cell table:number-matrix-columns-spanned="3" table:number-matrix-rows-spanned="1" table:formula="of:=SELECTRANDOM([.$A$1:.$A$24]; 3; [.C1:.E2])" office:value-type="string" office:string-value="pear" calcext:value-type="string">
            <text:p>pear</text:p>
          </table:table-cell>
          <table:table-cell office:value-type="string" office:string-value="berry" calcext:value-type="string">
            <text:p>berry</text:p>
          </table:table-cell>
          <table:table-cell office:value-type="string" office:string-value="fruit" calcext:value-type="string">
            <text:p>fruit</text:p>
          </table:table-cell>
          <table:table-cell table:number-columns-repeated="3"/>
          <table:table-cell table:formula="of:=COM.MICROSOFT.CONCAT(&quot;(&quot;&quot;&quot;; COM.MICROSOFT.TEXTJOIN(&quot;&quot;&quot;,&quot;&quot;&quot;; 1; [.C3:.H3]); &quot;&quot;&quot;)&quot;)" office:value-type="string" office:string-value="(&quot;pear&quot;,&quot;berry&quot;,&quot;fruit&quot;)" calcext:value-type="string">
            <text:p>("pear","berry","fruit")</text:p>
          </table:table-cell>
        </table:table-row>
        <table:table-row table:style-name="ro1">
          <table:table-cell office:value-type="string" calcext:value-type="string">
            <text:p>berry</text:p>
          </table:table-cell>
          <table:table-cell table:formula="of:=COM.MICROSOFT.CONCAT(&quot;Fruits &quot;; ROW())" office:value-type="string" office:string-value="Fruits 4" calcext:value-type="string">
            <text:p>Fruits 4</text:p>
          </table:table-cell>
          <table:table-cell table:number-matrix-columns-spanned="4" table:number-matrix-rows-spanned="1" table:formula="of:=SELECTRANDOM([.$A$1:.$A$24]; 4; [.C1:.F3])" office:value-type="string" office:string-value="banana" calcext:value-type="string">
            <text:p>banana</text:p>
          </table:table-cell>
          <table:table-cell office:value-type="string" office:string-value="jam" calcext:value-type="string">
            <text:p>jam</text:p>
          </table:table-cell>
          <table:table-cell office:value-type="string" office:string-value="grape" calcext:value-type="string">
            <text:p>grape</text:p>
          </table:table-cell>
          <table:table-cell office:value-type="string" office:string-value="date" calcext:value-type="string">
            <text:p>date</text:p>
          </table:table-cell>
          <table:table-cell table:number-columns-repeated="2"/>
          <table:table-cell table:formula="of:=COM.MICROSOFT.CONCAT(&quot;(&quot;&quot;&quot;; COM.MICROSOFT.TEXTJOIN(&quot;&quot;&quot;,&quot;&quot;&quot;; 1; [.C4:.H4]); &quot;&quot;&quot;)&quot;)" office:value-type="string" office:string-value="(&quot;banana&quot;,&quot;jam&quot;,&quot;grape&quot;,&quot;date&quot;)" calcext:value-type="string">
            <text:p>("banana","jam","grape","date")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formula="of:=COM.MICROSOFT.CONCAT(&quot;Fruits &quot;; ROW())" office:value-type="string" office:string-value="Fruits 5" calcext:value-type="string">
            <text:p>Fruits 5</text:p>
          </table:table-cell>
          <table:table-cell table:number-matrix-columns-spanned="4" table:number-matrix-rows-spanned="1" table:formula="of:=SELECTRANDOM([.$A$1:.$A$24]; 4; [.C1:.F4])" office:value-type="string" office:string-value="jello" calcext:value-type="string">
            <text:p>jello</text:p>
          </table:table-cell>
          <table:table-cell office:value-type="string" office:string-value="guava" calcext:value-type="string">
            <text:p>guava</text:p>
          </table:table-cell>
          <table:table-cell office:value-type="string" office:string-value="jelly" calcext:value-type="string">
            <text:p>jelly</text:p>
          </table:table-cell>
          <table:table-cell office:value-type="string" office:string-value="kumquat" calcext:value-type="string">
            <text:p>kumquat</text:p>
          </table:table-cell>
          <table:table-cell table:number-columns-repeated="2"/>
          <table:table-cell table:formula="of:=COM.MICROSOFT.CONCAT(&quot;(&quot;&quot;&quot;; COM.MICROSOFT.TEXTJOIN(&quot;&quot;&quot;,&quot;&quot;&quot;; 1; [.C5:.H5]); &quot;&quot;&quot;)&quot;)" office:value-type="string" office:string-value="(&quot;jello&quot;,&quot;guava&quot;,&quot;jelly&quot;,&quot;kumquat&quot;)" calcext:value-type="string">
            <text:p>("jello","guava","jelly","kumquat")</text:p>
          </table:table-cell>
        </table:table-row>
        <table:table-row table:style-name="ro1">
          <table:table-cell office:value-type="string" calcext:value-type="string">
            <text:p>fig</text:p>
          </table:table-cell>
          <table:table-cell table:formula="of:=COM.MICROSOFT.CONCAT(&quot;Fruits &quot;; ROW())" office:value-type="string" office:string-value="Fruits 6" calcext:value-type="string">
            <text:p>Fruits 6</text:p>
          </table:table-cell>
          <table:table-cell table:style-name="ce6" table:number-matrix-columns-spanned="4" table:number-matrix-rows-spanned="1" table:formula="of:=SELECTRANDOM([.$A$1:.$A$24]; 4; [.C1:.F5])" office:value-type="string" office:string-value="orange" calcext:value-type="string">
            <text:p>orange</text:p>
          </table:table-cell>
          <table:table-cell table:style-name="ce6" office:value-type="string" office:string-value="fig" calcext:value-type="string">
            <text:p>fig</text:p>
          </table:table-cell>
          <table:table-cell table:style-name="ce6" office:value-type="string" office:string-value="strawberry" calcext:value-type="string">
            <text:p>strawberry</text:p>
          </table:table-cell>
          <table:table-cell table:style-name="ce6" office:value-type="string" office:string-value="lemon" calcext:value-type="string">
            <text:p>lemon</text:p>
          </table:table-cell>
          <table:table-cell table:number-columns-repeated="2"/>
          <table:table-cell table:formula="of:=COM.MICROSOFT.CONCAT(&quot;(&quot;&quot;&quot;; COM.MICROSOFT.TEXTJOIN(&quot;&quot;&quot;,&quot;&quot;&quot;; 1; [.C6:.H6]); &quot;&quot;&quot;)&quot;)" office:value-type="string" office:string-value="(&quot;orange&quot;,&quot;fig&quot;,&quot;strawberry&quot;,&quot;lemon&quot;)" calcext:value-type="string">
            <text:p>("orange","fig","strawberry","lemon")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table:formula="of:=COM.MICROSOFT.CONCAT(&quot;Fruits &quot;; ROW())" office:value-type="string" office:string-value="Fruits 7" calcext:value-type="string">
            <text:p>Fruits 7</text:p>
          </table:table-cell>
          <table:table-cell table:style-name="ce6" table:number-matrix-columns-spanned="4" table:number-matrix-rows-spanned="1" table:formula="of:=SELECTRANDOM([.$A$1:.$A$24]; 4; [.C1:.F6])" office:value-type="string" office:string-value="apricot" calcext:value-type="string">
            <text:p>apricot</text:p>
          </table:table-cell>
          <table:table-cell table:style-name="ce6" office:value-type="string" office:string-value="mango" calcext:value-type="string">
            <text:p>mango</text:p>
          </table:table-cell>
          <table:table-cell table:style-name="ce6" office:value-type="string" office:string-value="melon" calcext:value-type="string">
            <text:p>melon</text:p>
          </table:table-cell>
          <table:table-cell office:value-type="string" office:string-value="watermelon" calcext:value-type="string">
            <text:p>watermelon</text:p>
          </table:table-cell>
          <table:table-cell table:number-columns-repeated="2"/>
          <table:table-cell table:formula="of:=COM.MICROSOFT.CONCAT(&quot;(&quot;&quot;&quot;; COM.MICROSOFT.TEXTJOIN(&quot;&quot;&quot;,&quot;&quot;&quot;; 1; [.C7:.H7]); &quot;&quot;&quot;)&quot;)" office:value-type="string" office:string-value="(&quot;apricot&quot;,&quot;mango&quot;,&quot;melon&quot;,&quot;watermelon&quot;)" calcext:value-type="string">
            <text:p>("apricot","mango","melon","watermelon")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pefru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a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ll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l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mqu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m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l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is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awber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8"/>
        </table:table-row>
      </table:table>
      <table:table table:name="Grai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arley</text:p>
          </table:table-cell>
          <table:table-cell table:formula="of:=COM.MICROSOFT.CONCAT(&quot;Grains &quot;; ROW())" office:value-type="string" office:string-value="Grains 1" calcext:value-type="string">
            <text:p>Grains 1</text:p>
          </table:table-cell>
          <table:table-cell table:number-matrix-columns-spanned="3" table:number-matrix-rows-spanned="1" table:formula="of:=SELECTRANDOM([.$A$1:.$A$9]; 3)" office:value-type="string" office:string-value="oatmeal" calcext:value-type="string">
            <text:p>oatmeal</text:p>
          </table:table-cell>
          <table:table-cell office:value-type="string" office:string-value="beans" calcext:value-type="string">
            <text:p>beans</text:p>
          </table:table-cell>
          <table:table-cell office:value-type="string" office:string-value="bread" calcext:value-type="string">
            <text:p>bread</text:p>
          </table:table-cell>
          <table:table-cell table:number-columns-repeated="3"/>
          <table:table-cell table:formula="of:=COM.MICROSOFT.CONCAT(&quot;(&quot;&quot;&quot;; COM.MICROSOFT.TEXTJOIN(&quot;&quot;&quot;,&quot;&quot;&quot;; 1; [.C1:.H1]); &quot;&quot;&quot;)&quot;)" office:value-type="string" office:string-value="(&quot;oatmeal&quot;,&quot;beans&quot;,&quot;bread&quot;)" calcext:value-type="string">
            <text:p>("oatmeal","beans","bread")</text:p>
          </table:table-cell>
        </table:table-row>
        <table:table-row table:style-name="ro1">
          <table:table-cell office:value-type="string" calcext:value-type="string">
            <text:p>beans</text:p>
          </table:table-cell>
          <table:table-cell table:formula="of:=COM.MICROSOFT.CONCAT(&quot;Grains &quot;; ROW())" office:value-type="string" office:string-value="Grains 2" calcext:value-type="string">
            <text:p>Grains 2</text:p>
          </table:table-cell>
          <table:table-cell table:number-matrix-columns-spanned="3" table:number-matrix-rows-spanned="1" table:formula="of:=SELECTRANDOM([.$A$1:.$A$9]; 3; [.$C$1:.$E1])" office:value-type="string" office:string-value="barley" calcext:value-type="string">
            <text:p>barley</text:p>
          </table:table-cell>
          <table:table-cell office:value-type="string" office:string-value="nut" calcext:value-type="string">
            <text:p>nut</text:p>
          </table:table-cell>
          <table:table-cell office:value-type="string" office:string-value="wheat" calcext:value-type="string">
            <text:p>wheat</text:p>
          </table:table-cell>
          <table:table-cell table:number-columns-repeated="3"/>
          <table:table-cell table:formula="of:=COM.MICROSOFT.CONCAT(&quot;(&quot;&quot;&quot;; COM.MICROSOFT.TEXTJOIN(&quot;&quot;&quot;,&quot;&quot;&quot;; 1; [.C2:.H2]); &quot;&quot;&quot;)&quot;)" office:value-type="string" office:string-value="(&quot;barley&quot;,&quot;nut&quot;,&quot;wheat&quot;)" calcext:value-type="string">
            <text:p>("barley","nut","wheat")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table:formula="of:=COM.MICROSOFT.CONCAT(&quot;Grains &quot;; ROW())" office:value-type="string" office:string-value="Grains 3" calcext:value-type="string">
            <text:p>Grains 3</text:p>
          </table:table-cell>
          <table:table-cell table:number-matrix-columns-spanned="3" table:number-matrix-rows-spanned="1" table:formula="of:=SELECTRANDOM([.$A$1:.$A$9]; 3; [.$C$1:.$E2])" office:value-type="string" office:string-value="englishmuffin" calcext:value-type="string">
            <text:p>englishmuffin</text:p>
          </table:table-cell>
          <table:table-cell office:value-type="string" office:string-value="cashew" calcext:value-type="string">
            <text:p>cashew</text:p>
          </table:table-cell>
          <table:table-cell office:value-type="string" office:string-value="yeast" calcext:value-type="string">
            <text:p>yeast</text:p>
          </table:table-cell>
          <table:table-cell table:number-columns-repeated="3"/>
          <table:table-cell table:formula="of:=COM.MICROSOFT.CONCAT(&quot;(&quot;&quot;&quot;; COM.MICROSOFT.TEXTJOIN(&quot;&quot;&quot;,&quot;&quot;&quot;; 1; [.C3:.H3]); &quot;&quot;&quot;)&quot;)" office:value-type="string" office:string-value="(&quot;englishmuffin&quot;,&quot;cashew&quot;,&quot;yeast&quot;)" calcext:value-type="string">
            <text:p>("englishmuffin","cashew","yeast")</text:p>
          </table:table-cell>
        </table:table-row>
        <table:table-row table:style-name="ro1">
          <table:table-cell office:value-type="string" calcext:value-type="string">
            <text:p>cashew</text:p>
          </table:table-cell>
          <table:table-cell table:formula="of:=COM.MICROSOFT.CONCAT(&quot;Grains &quot;; ROW())" office:value-type="string" office:string-value="Grains 4" calcext:value-type="string">
            <text:p>Grains 4</text:p>
          </table:table-cell>
          <table:table-cell table:number-matrix-columns-spanned="3" table:number-matrix-rows-spanned="1" table:formula="of:=FLATTENARRAY([.C1:.C3])" office:value-type="string" office:string-value="oatmeal" calcext:value-type="string">
            <text:p>oatmeal</text:p>
          </table:table-cell>
          <table:table-cell office:value-type="string" office:string-value="barley" calcext:value-type="string">
            <text:p>barley</text:p>
          </table:table-cell>
          <table:table-cell office:value-type="string" office:string-value="englishmuffin" calcext:value-type="string">
            <text:p>englishmuffin</text:p>
          </table:table-cell>
          <table:table-cell table:number-columns-repeated="3"/>
          <table:table-cell table:formula="of:=COM.MICROSOFT.CONCAT(&quot;(&quot;&quot;&quot;; COM.MICROSOFT.TEXTJOIN(&quot;&quot;&quot;,&quot;&quot;&quot;; 1; [.C4:.H4]); &quot;&quot;&quot;)&quot;)" office:value-type="string" office:string-value="(&quot;oatmeal&quot;,&quot;barley&quot;,&quot;englishmuffin&quot;)" calcext:value-type="string">
            <text:p>("oatmeal","barley","englishmuffin")</text:p>
          </table:table-cell>
        </table:table-row>
        <table:table-row table:style-name="ro1">
          <table:table-cell office:value-type="string" calcext:value-type="string">
            <text:p>englishmuffin</text:p>
          </table:table-cell>
          <table:table-cell table:formula="of:=COM.MICROSOFT.CONCAT(&quot;Grains &quot;; ROW())" office:value-type="string" office:string-value="Grains 5" calcext:value-type="string">
            <text:p>Grains 5</text:p>
          </table:table-cell>
          <table:table-cell table:number-matrix-columns-spanned="3" table:number-matrix-rows-spanned="1" table:formula="of:=FLATTENARRAY([.D1:.D3])" office:value-type="string" office:string-value="beans" calcext:value-type="string">
            <text:p>beans</text:p>
          </table:table-cell>
          <table:table-cell office:value-type="string" office:string-value="nut" calcext:value-type="string">
            <text:p>nut</text:p>
          </table:table-cell>
          <table:table-cell office:value-type="string" office:string-value="cashew" calcext:value-type="string">
            <text:p>cashew</text:p>
          </table:table-cell>
          <table:table-cell table:number-columns-repeated="3"/>
          <table:table-cell table:formula="of:=COM.MICROSOFT.CONCAT(&quot;(&quot;&quot;&quot;; COM.MICROSOFT.TEXTJOIN(&quot;&quot;&quot;,&quot;&quot;&quot;; 1; [.C5:.H5]); &quot;&quot;&quot;)&quot;)" office:value-type="string" office:string-value="(&quot;beans&quot;,&quot;nut&quot;,&quot;cashew&quot;)" calcext:value-type="string">
            <text:p>("beans","nut","cashew")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table:formula="of:=COM.MICROSOFT.CONCAT(&quot;Grains &quot;; ROW())" office:value-type="string" office:string-value="Grains 6" calcext:value-type="string">
            <text:p>Grains 6</text:p>
          </table:table-cell>
          <table:table-cell table:number-matrix-columns-spanned="3" table:number-matrix-rows-spanned="1" table:formula="of:=FLATTENARRAY([.E1:.E3])" office:value-type="string" office:string-value="bread" calcext:value-type="string">
            <text:p>bread</text:p>
          </table:table-cell>
          <table:table-cell office:value-type="string" office:string-value="wheat" calcext:value-type="string">
            <text:p>wheat</text:p>
          </table:table-cell>
          <table:table-cell office:value-type="string" office:string-value="yeast" calcext:value-type="string">
            <text:p>yeast</text:p>
          </table:table-cell>
          <table:table-cell table:number-columns-repeated="3"/>
          <table:table-cell table:formula="of:=COM.MICROSOFT.CONCAT(&quot;(&quot;&quot;&quot;; COM.MICROSOFT.TEXTJOIN(&quot;&quot;&quot;,&quot;&quot;&quot;; 1; [.C6:.H6]); &quot;&quot;&quot;)&quot;)" office:value-type="string" office:string-value="(&quot;bread&quot;,&quot;wheat&quot;,&quot;yeast&quot;)" calcext:value-type="string">
            <text:p>("bread","wheat","yeast")</text:p>
          </table:table-cell>
        </table:table-row>
        <table:table-row table:style-name="ro1">
          <table:table-cell office:value-type="string" calcext:value-type="string">
            <text:p>oatme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ast</text:p>
          </table:table-cell>
          <table:table-cell table:number-columns-repeated="8"/>
        </table:table-row>
      </table:table>
      <table:table table:name="Entree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hili</text:p>
          </table:table-cell>
          <table:table-cell table:formula="of:=COM.MICROSOFT.CONCAT(&quot;Entrees &quot;; ROW())" office:value-type="string" office:string-value="Entrees 1" calcext:value-type="string">
            <text:p>Entrees 1</text:p>
          </table:table-cell>
          <table:table-cell table:number-matrix-columns-spanned="2" table:number-matrix-rows-spanned="1" table:formula="of:=SELECTRANDOM([.$A$1:.$A$10]; 2)" office:value-type="string" office:string-value="kabob" calcext:value-type="string">
            <text:p>kabob</text:p>
          </table:table-cell>
          <table:table-cell office:value-type="string" office:string-value="spaghetti" calcext:value-type="string">
            <text:p>spaghetti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kabob&quot;,&quot;spaghetti&quot;)" calcext:value-type="string">
            <text:p>("kabob","spaghetti")</text:p>
          </table:table-cell>
        </table:table-row>
        <table:table-row table:style-name="ro1">
          <table:table-cell office:value-type="string" calcext:value-type="string">
            <text:p>hotdog</text:p>
          </table:table-cell>
          <table:table-cell table:formula="of:=COM.MICROSOFT.CONCAT(&quot;Entrees &quot;; ROW())" office:value-type="string" office:string-value="Entrees 2" calcext:value-type="string">
            <text:p>Entrees 2</text:p>
          </table:table-cell>
          <table:table-cell table:number-matrix-columns-spanned="2" table:number-matrix-rows-spanned="1" table:formula="of:=SELECTRANDOM([.$A$1:.$A$10]; 2; [.$C$1:.$D1])" office:value-type="string" office:string-value="soup" calcext:value-type="string">
            <text:p>soup</text:p>
          </table:table-cell>
          <table:table-cell office:value-type="string" office:string-value="hotdog" calcext:value-type="string">
            <text:p>hotdog</text:p>
          </table:table-cell>
          <table:table-cell table:number-columns-repeated="4"/>
          <table:table-cell table:formula="of:=COM.MICROSOFT.CONCAT(&quot;(&quot;&quot;&quot;; COM.MICROSOFT.TEXTJOIN(&quot;&quot;&quot;,&quot;&quot;&quot;; 1; [.C2:.H2]); &quot;&quot;&quot;)&quot;)" office:value-type="string" office:string-value="(&quot;soup&quot;,&quot;hotdog&quot;)" calcext:value-type="string">
            <text:p>("soup","hotdog")</text:p>
          </table:table-cell>
        </table:table-row>
        <table:table-row table:style-name="ro1">
          <table:table-cell office:value-type="string" calcext:value-type="string">
            <text:p>kabob</text:p>
          </table:table-cell>
          <table:table-cell table:formula="of:=COM.MICROSOFT.CONCAT(&quot;Entrees &quot;; ROW())" office:value-type="string" office:string-value="Entrees 3" calcext:value-type="string">
            <text:p>Entrees 3</text:p>
          </table:table-cell>
          <table:table-cell table:number-matrix-columns-spanned="3" table:number-matrix-rows-spanned="1" table:formula="of:=SELECTRANDOM([.$A$1:.$A$10]; 3; [.$C$1:.$D2])" office:value-type="string" office:string-value="macaroni" calcext:value-type="string">
            <text:p>macaroni</text:p>
          </table:table-cell>
          <table:table-cell office:value-type="string" office:string-value="lasagna" calcext:value-type="string">
            <text:p>lasagna</text:p>
          </table:table-cell>
          <table:table-cell office:value-type="string" office:string-value="chili" calcext:value-type="string">
            <text:p>chili</text:p>
          </table:table-cell>
          <table:table-cell table:number-columns-repeated="3"/>
          <table:table-cell table:formula="of:=COM.MICROSOFT.CONCAT(&quot;(&quot;&quot;&quot;; COM.MICROSOFT.TEXTJOIN(&quot;&quot;&quot;,&quot;&quot;&quot;; 1; [.C3:.H3]); &quot;&quot;&quot;)&quot;)" office:value-type="string" office:string-value="(&quot;macaroni&quot;,&quot;lasagna&quot;,&quot;chili&quot;)" calcext:value-type="string">
            <text:p>("macaroni","lasagna","chili")</text:p>
          </table:table-cell>
        </table:table-row>
        <table:table-row table:style-name="ro1">
          <table:table-cell office:value-type="string" calcext:value-type="string">
            <text:p>lasagna</text:p>
          </table:table-cell>
          <table:table-cell table:formula="of:=COM.MICROSOFT.CONCAT(&quot;Entrees &quot;; ROW())" office:value-type="string" office:string-value="Entrees 4" calcext:value-type="string">
            <text:p>Entrees 4</text:p>
          </table:table-cell>
          <table:table-cell table:number-matrix-columns-spanned="3" table:number-matrix-rows-spanned="1" table:formula="of:=SELECTRANDOM([.$A$1:.$A$10]; 3; [.$C$1:.$E3])" office:value-type="string" office:string-value="ravioli" calcext:value-type="string">
            <text:p>ravioli</text:p>
          </table:table-cell>
          <table:table-cell office:value-type="string" office:string-value="noodle" calcext:value-type="string">
            <text:p>noodle</text:p>
          </table:table-cell>
          <table:table-cell office:value-type="string" office:string-value="taco" calcext:value-type="string">
            <text:p>taco</text:p>
          </table:table-cell>
          <table:table-cell table:number-columns-repeated="3"/>
          <table:table-cell table:formula="of:=COM.MICROSOFT.CONCAT(&quot;(&quot;&quot;&quot;; COM.MICROSOFT.TEXTJOIN(&quot;&quot;&quot;,&quot;&quot;&quot;; 1; [.C4:.H4]); &quot;&quot;&quot;)&quot;)" office:value-type="string" office:string-value="(&quot;ravioli&quot;,&quot;noodle&quot;,&quot;taco&quot;)" calcext:value-type="string">
            <text:p>("ravioli","noodle","taco")</text:p>
          </table:table-cell>
        </table:table-row>
        <table:table-row table:style-name="ro1">
          <table:table-cell office:value-type="string" calcext:value-type="string">
            <text:p>macaroni</text:p>
          </table:table-cell>
          <table:table-cell table:formula="of:=COM.MICROSOFT.CONCAT(&quot;Entrees &quot;; ROW())" office:value-type="string" office:string-value="Entrees 5" calcext:value-type="string">
            <text:p>Entrees 5</text:p>
          </table:table-cell>
          <table:table-cell table:number-matrix-columns-spanned="4" table:number-matrix-rows-spanned="1" table:formula="of:=FLATTENARRAY([.C1:.C4])" office:value-type="string" office:string-value="kabob" calcext:value-type="string">
            <text:p>kabob</text:p>
          </table:table-cell>
          <table:table-cell office:value-type="string" office:string-value="soup" calcext:value-type="string">
            <text:p>soup</text:p>
          </table:table-cell>
          <table:table-cell office:value-type="string" office:string-value="macaroni" calcext:value-type="string">
            <text:p>macaroni</text:p>
          </table:table-cell>
          <table:table-cell office:value-type="string" office:string-value="ravioli" calcext:value-type="string">
            <text:p>ravioli</text:p>
          </table:table-cell>
          <table:table-cell table:number-columns-repeated="2"/>
          <table:table-cell table:formula="of:=COM.MICROSOFT.CONCAT(&quot;(&quot;&quot;&quot;; COM.MICROSOFT.TEXTJOIN(&quot;&quot;&quot;,&quot;&quot;&quot;; 1; [.C5:.H5]); &quot;&quot;&quot;)&quot;)" office:value-type="string" office:string-value="(&quot;kabob&quot;,&quot;soup&quot;,&quot;macaroni&quot;,&quot;ravioli&quot;)" calcext:value-type="string">
            <text:p>("kabob","soup","macaroni","ravioli")</text:p>
          </table:table-cell>
        </table:table-row>
        <table:table-row table:style-name="ro1">
          <table:table-cell office:value-type="string" calcext:value-type="string">
            <text:p>noodle</text:p>
          </table:table-cell>
          <table:table-cell table:formula="of:=COM.MICROSOFT.CONCAT(&quot;Entrees &quot;; ROW())" office:value-type="string" office:string-value="Entrees 6" calcext:value-type="string">
            <text:p>Entrees 6</text:p>
          </table:table-cell>
          <table:table-cell table:number-matrix-columns-spanned="4" table:number-matrix-rows-spanned="1" table:formula="of:=FLATTENARRAY([.D1:.D4])" office:value-type="string" office:string-value="spaghetti" calcext:value-type="string">
            <text:p>spaghetti</text:p>
          </table:table-cell>
          <table:table-cell office:value-type="string" office:string-value="hotdog" calcext:value-type="string">
            <text:p>hotdog</text:p>
          </table:table-cell>
          <table:table-cell office:value-type="string" office:string-value="lasagna" calcext:value-type="string">
            <text:p>lasagna</text:p>
          </table:table-cell>
          <table:table-cell office:value-type="string" office:string-value="noodle" calcext:value-type="string">
            <text:p>noodle</text:p>
          </table:table-cell>
          <table:table-cell table:number-columns-repeated="2"/>
          <table:table-cell table:formula="of:=COM.MICROSOFT.CONCAT(&quot;(&quot;&quot;&quot;; COM.MICROSOFT.TEXTJOIN(&quot;&quot;&quot;,&quot;&quot;&quot;; 1; [.C6:.H6]); &quot;&quot;&quot;)&quot;)" office:value-type="string" office:string-value="(&quot;spaghetti&quot;,&quot;hotdog&quot;,&quot;lasagna&quot;,&quot;noodle&quot;)" calcext:value-type="string">
            <text:p>("spaghetti","hotdog","lasagna","noodle")</text:p>
          </table:table-cell>
        </table:table-row>
        <table:table-row table:style-name="ro1">
          <table:table-cell office:value-type="string" calcext:value-type="string">
            <text:p>raviol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ghe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co</text:p>
          </table:table-cell>
          <table:table-cell table:number-columns-repeated="8"/>
        </table:table-row>
      </table:table>
      <table:table table:name="Spice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ll</text:p>
          </table:table-cell>
          <table:table-cell table:formula="of:=COM.MICROSOFT.CONCAT(&quot;Spices &quot;; ROW())" office:value-type="string" office:string-value="Spices 1" calcext:value-type="string">
            <text:p>Spices 1</text:p>
          </table:table-cell>
          <table:table-cell table:number-matrix-columns-spanned="2" table:number-matrix-rows-spanned="1" table:formula="of:=SELECTRANDOM([.$A$1:.$A$10]; 2)" office:value-type="string" office:string-value="fennel" calcext:value-type="string">
            <text:p>fennel</text:p>
          </table:table-cell>
          <table:table-cell office:value-type="string" office:string-value="garlic" calcext:value-type="string">
            <text:p>garlic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fennel&quot;,&quot;garlic&quot;)" calcext:value-type="string">
            <text:p>("fennel","garlic")</text:p>
          </table:table-cell>
        </table:table-row>
        <table:table-row table:style-name="ro1">
          <table:table-cell office:value-type="string" calcext:value-type="string">
            <text:p>fennel</text:p>
          </table:table-cell>
          <table:table-cell table:formula="of:=COM.MICROSOFT.CONCAT(&quot;Spices &quot;; ROW())" office:value-type="string" office:string-value="Spices 2" calcext:value-type="string">
            <text:p>Spices 2</text:p>
          </table:table-cell>
          <table:table-cell table:number-matrix-columns-spanned="2" table:number-matrix-rows-spanned="1" table:formula="of:=SELECTRANDOM([.$A$1:.$A$10]; 2; [.$C$1:.$D1])" office:value-type="string" office:string-value="mint" calcext:value-type="string">
            <text:p>mint</text:p>
          </table:table-cell>
          <table:table-cell office:value-type="string" office:string-value="dill" calcext:value-type="string">
            <text:p>dill</text:p>
          </table:table-cell>
          <table:table-cell table:number-columns-repeated="4"/>
          <table:table-cell table:formula="of:=COM.MICROSOFT.CONCAT(&quot;(&quot;&quot;&quot;; COM.MICROSOFT.TEXTJOIN(&quot;&quot;&quot;,&quot;&quot;&quot;; 1; [.C2:.H2]); &quot;&quot;&quot;)&quot;)" office:value-type="string" office:string-value="(&quot;mint&quot;,&quot;dill&quot;)" calcext:value-type="string">
            <text:p>("mint","dill")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table:formula="of:=COM.MICROSOFT.CONCAT(&quot;Spices &quot;; ROW())" office:value-type="string" office:string-value="Spices 3" calcext:value-type="string">
            <text:p>Spices 3</text:p>
          </table:table-cell>
          <table:table-cell table:number-matrix-columns-spanned="3" table:number-matrix-rows-spanned="1" table:formula="of:=SELECTRANDOM([.$A$1:.$A$10]; 3; [.$C$1:.$D2])" office:value-type="string" office:string-value="vanilla" calcext:value-type="string">
            <text:p>vanilla</text:p>
          </table:table-cell>
          <table:table-cell office:value-type="string" office:string-value="sugar" calcext:value-type="string">
            <text:p>sugar</text:p>
          </table:table-cell>
          <table:table-cell office:value-type="string" office:string-value="pepper" calcext:value-type="string">
            <text:p>pepper</text:p>
          </table:table-cell>
          <table:table-cell table:number-columns-repeated="3"/>
          <table:table-cell table:formula="of:=COM.MICROSOFT.CONCAT(&quot;(&quot;&quot;&quot;; COM.MICROSOFT.TEXTJOIN(&quot;&quot;&quot;,&quot;&quot;&quot;; 1; [.C3:.H3]); &quot;&quot;&quot;)&quot;)" office:value-type="string" office:string-value="(&quot;vanilla&quot;,&quot;sugar&quot;,&quot;pepper&quot;)" calcext:value-type="string">
            <text:p>("vanilla","sugar","pepper")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table:formula="of:=COM.MICROSOFT.CONCAT(&quot;Spices &quot;; ROW())" office:value-type="string" office:string-value="Spices 4" calcext:value-type="string">
            <text:p>Spices 4</text:p>
          </table:table-cell>
          <table:table-cell table:number-matrix-columns-spanned="3" table:number-matrix-rows-spanned="1" table:formula="of:=SELECTRANDOM([.$A$1:.$A$10]; 3; [.$C$1:.$E3])" office:value-type="string" office:string-value="salt" calcext:value-type="string">
            <text:p>salt</text:p>
          </table:table-cell>
          <table:table-cell office:value-type="string" office:string-value="nutmeg" calcext:value-type="string">
            <text:p>nutmeg</text:p>
          </table:table-cell>
          <table:table-cell office:value-type="string" office:string-value="vinegar" calcext:value-type="string">
            <text:p>vinegar</text:p>
          </table:table-cell>
          <table:table-cell table:number-columns-repeated="3"/>
          <table:table-cell table:formula="of:=COM.MICROSOFT.CONCAT(&quot;(&quot;&quot;&quot;; COM.MICROSOFT.TEXTJOIN(&quot;&quot;&quot;,&quot;&quot;&quot;; 1; [.C4:.H4]); &quot;&quot;&quot;)&quot;)" office:value-type="string" office:string-value="(&quot;salt&quot;,&quot;nutmeg&quot;,&quot;vinegar&quot;)" calcext:value-type="string">
            <text:p>("salt","nutmeg","vinegar")</text:p>
          </table:table-cell>
        </table:table-row>
        <table:table-row table:style-name="ro1">
          <table:table-cell office:value-type="string" calcext:value-type="string">
            <text:p>nutmeg</text:p>
          </table:table-cell>
          <table:table-cell table:formula="of:=COM.MICROSOFT.CONCAT(&quot;Spices &quot;; ROW())" office:value-type="string" office:string-value="Spices 5" calcext:value-type="string">
            <text:p>Spices 5</text:p>
          </table:table-cell>
          <table:table-cell table:number-matrix-columns-spanned="4" table:number-matrix-rows-spanned="1" table:formula="of:=FLATTENARRAY([.C1:.C4])" office:value-type="string" office:string-value="fennel" calcext:value-type="string">
            <text:p>fennel</text:p>
          </table:table-cell>
          <table:table-cell office:value-type="string" office:string-value="mint" calcext:value-type="string">
            <text:p>mint</text:p>
          </table:table-cell>
          <table:table-cell office:value-type="string" office:string-value="vanilla" calcext:value-type="string">
            <text:p>vanilla</text:p>
          </table:table-cell>
          <table:table-cell office:value-type="string" office:string-value="salt" calcext:value-type="string">
            <text:p>salt</text:p>
          </table:table-cell>
          <table:table-cell table:number-columns-repeated="2"/>
          <table:table-cell table:formula="of:=COM.MICROSOFT.CONCAT(&quot;(&quot;&quot;&quot;; COM.MICROSOFT.TEXTJOIN(&quot;&quot;&quot;,&quot;&quot;&quot;; 1; [.C5:.H5]); &quot;&quot;&quot;)&quot;)" office:value-type="string" office:string-value="(&quot;fennel&quot;,&quot;mint&quot;,&quot;vanilla&quot;,&quot;salt&quot;)" calcext:value-type="string">
            <text:p>("fennel","mint","vanilla","salt")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table:formula="of:=COM.MICROSOFT.CONCAT(&quot;Spices &quot;; ROW())" office:value-type="string" office:string-value="Spices 6" calcext:value-type="string">
            <text:p>Spices 6</text:p>
          </table:table-cell>
          <table:table-cell table:number-matrix-columns-spanned="4" table:number-matrix-rows-spanned="1" table:formula="of:=FLATTENARRAY([.D1:.D4])" office:value-type="string" office:string-value="garlic" calcext:value-type="string">
            <text:p>garlic</text:p>
          </table:table-cell>
          <table:table-cell office:value-type="string" office:string-value="dill" calcext:value-type="string">
            <text:p>dill</text:p>
          </table:table-cell>
          <table:table-cell office:value-type="string" office:string-value="sugar" calcext:value-type="string">
            <text:p>sugar</text:p>
          </table:table-cell>
          <table:table-cell office:value-type="string" office:string-value="nutmeg" calcext:value-type="string">
            <text:p>nutmeg</text:p>
          </table:table-cell>
          <table:table-cell table:number-columns-repeated="2"/>
          <table:table-cell table:formula="of:=COM.MICROSOFT.CONCAT(&quot;(&quot;&quot;&quot;; COM.MICROSOFT.TEXTJOIN(&quot;&quot;&quot;,&quot;&quot;&quot;; 1; [.C6:.H6]); &quot;&quot;&quot;)&quot;)" office:value-type="string" office:string-value="(&quot;garlic&quot;,&quot;dill&quot;,&quot;sugar&quot;,&quot;nutmeg&quot;)" calcext:value-type="string">
            <text:p>("garlic","dill","sugar","nutmeg")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g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il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egar</text:p>
          </table:table-cell>
          <table:table-cell table:number-columns-repeated="8"/>
        </table:table-row>
      </table:table>
      <table:table table:name="Breakfast" table:style-name="ta1">
        <office:forms form:automatic-focus="false" form:apply-design-mode="false"/>
        <table:table-column table:style-name="co2" table:default-cell-style-name="ce3"/>
        <table:table-column table:style-name="co2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ffee</text:p>
          </table:table-cell>
          <table:table-cell table:formula="of:=COM.MICROSOFT.CONCAT(&quot;Breakfast &quot;; ROW())" office:value-type="string" office:string-value="Breakfast 1" calcext:value-type="string">
            <text:p>Breakfast 1</text:p>
          </table:table-cell>
          <table:table-cell table:number-matrix-columns-spanned="2" table:number-matrix-rows-spanned="1" table:formula="of:=SELECTRANDOM([.$A$1:.$A$12]; 2)" office:value-type="string" office:string-value="oatmeal" calcext:value-type="string">
            <text:p>oatmeal</text:p>
          </table:table-cell>
          <table:table-cell office:value-type="string" office:string-value="tea" calcext:value-type="string">
            <text:p>tea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oatmeal&quot;,&quot;tea&quot;)" calcext:value-type="string">
            <text:p>("oatmeal","tea")</text:p>
          </table:table-cell>
        </table:table-row>
        <table:table-row table:style-name="ro1">
          <table:table-cell office:value-type="string" calcext:value-type="string">
            <text:p>englishmuffin</text:p>
          </table:table-cell>
          <table:table-cell table:formula="of:=COM.MICROSOFT.CONCAT(&quot;Breakfast &quot;; ROW())" office:value-type="string" office:string-value="Breakfast 2" calcext:value-type="string">
            <text:p>Breakfast 2</text:p>
          </table:table-cell>
          <table:table-cell table:number-matrix-columns-spanned="3" table:number-matrix-rows-spanned="1" table:formula="of:=SELECTRANDOM([.$A$1:.$A$12]; 3; [.$C$1:.$D1])" office:value-type="string" office:string-value="grapefruit" calcext:value-type="string">
            <text:p>grapefruit</text:p>
          </table:table-cell>
          <table:table-cell office:value-type="string" office:string-value="orange" calcext:value-type="string">
            <text:p>orange</text:p>
          </table:table-cell>
          <table:table-cell office:value-type="string" office:string-value="waffle" calcext:value-type="string">
            <text:p>waffle</text:p>
          </table:table-cell>
          <table:table-cell table:number-columns-repeated="3"/>
          <table:table-cell table:formula="of:=COM.MICROSOFT.CONCAT(&quot;(&quot;&quot;&quot;; COM.MICROSOFT.TEXTJOIN(&quot;&quot;&quot;,&quot;&quot;&quot;; 1; [.C2:.H2]); &quot;&quot;&quot;)&quot;)" office:value-type="string" office:string-value="(&quot;grapefruit&quot;,&quot;orange&quot;,&quot;waffle&quot;)" calcext:value-type="string">
            <text:p>("grapefruit","orange","waffle")</text:p>
          </table:table-cell>
        </table:table-row>
        <table:table-row table:style-name="ro1">
          <table:table-cell office:value-type="string" calcext:value-type="string">
            <text:p>espresso</text:p>
          </table:table-cell>
          <table:table-cell table:formula="of:=COM.MICROSOFT.CONCAT(&quot;Breakfast &quot;; ROW())" office:value-type="string" office:string-value="Breakfast 3" calcext:value-type="string">
            <text:p>Breakfast 3</text:p>
          </table:table-cell>
          <table:table-cell table:number-matrix-columns-spanned="3" table:number-matrix-rows-spanned="1" table:formula="of:=SELECTRANDOM([.$A$1:.$A$12]; 3; [.$C$1:.$E2])" office:value-type="string" office:string-value="milk" calcext:value-type="string">
            <text:p>milk</text:p>
          </table:table-cell>
          <table:table-cell office:value-type="string" office:string-value="englishmuffin" calcext:value-type="string">
            <text:p>englishmuffin</text:p>
          </table:table-cell>
          <table:table-cell office:value-type="string" office:string-value="coffee" calcext:value-type="string">
            <text:p>coffee</text:p>
          </table:table-cell>
          <table:table-cell table:number-columns-repeated="3"/>
          <table:table-cell table:formula="of:=COM.MICROSOFT.CONCAT(&quot;(&quot;&quot;&quot;; COM.MICROSOFT.TEXTJOIN(&quot;&quot;&quot;,&quot;&quot;&quot;; 1; [.C3:.H3]); &quot;&quot;&quot;)&quot;)" office:value-type="string" office:string-value="(&quot;milk&quot;,&quot;englishmuffin&quot;,&quot;coffee&quot;)" calcext:value-type="string">
            <text:p>("milk","englishmuffin","coffee")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table:formula="of:=COM.MICROSOFT.CONCAT(&quot;Breakfast &quot;; ROW())" office:value-type="string" office:string-value="Breakfast 4" calcext:value-type="string">
            <text:p>Breakfast 4</text:p>
          </table:table-cell>
          <table:table-cell table:number-matrix-columns-spanned="4" table:number-matrix-rows-spanned="1" table:formula="of:=SELECTRANDOM([.$A$1:.$A$12]; 4; [.$C$1:.$E3])" office:value-type="string" office:string-value="jelly" calcext:value-type="string">
            <text:p>jelly</text:p>
          </table:table-cell>
          <table:table-cell office:value-type="string" office:string-value="espresso" calcext:value-type="string">
            <text:p>espresso</text:p>
          </table:table-cell>
          <table:table-cell office:value-type="string" office:string-value="fruit" calcext:value-type="string">
            <text:p>fruit</text:p>
          </table:table-cell>
          <table:table-cell office:value-type="string" office:string-value="yogurt" calcext:value-type="string">
            <text:p>yogurt</text:p>
          </table:table-cell>
          <table:table-cell table:number-columns-repeated="2"/>
          <table:table-cell table:formula="of:=COM.MICROSOFT.CONCAT(&quot;(&quot;&quot;&quot;; COM.MICROSOFT.TEXTJOIN(&quot;&quot;&quot;,&quot;&quot;&quot;; 1; [.C4:.H4]); &quot;&quot;&quot;)&quot;)" office:value-type="string" office:string-value="(&quot;jelly&quot;,&quot;espresso&quot;,&quot;fruit&quot;,&quot;yogurt&quot;)" calcext:value-type="string">
            <text:p>("jelly","espresso","fruit","yogurt")</text:p>
          </table:table-cell>
        </table:table-row>
        <table:table-row table:style-name="ro1">
          <table:table-cell office:value-type="string" calcext:value-type="string">
            <text:p>grapefruit</text:p>
          </table:table-cell>
          <table:table-cell table:formula="of:=COM.MICROSOFT.CONCAT(&quot;Breakfast &quot;; ROW())" office:value-type="string" office:string-value="Breakfast 5" calcext:value-type="string">
            <text:p>Breakfast 5</text:p>
          </table:table-cell>
          <table:table-cell table:number-matrix-columns-spanned="4" table:number-matrix-rows-spanned="1" table:formula="of:=FLATTENARRAY([.C1:.C4])" office:value-type="string" office:string-value="oatmeal" calcext:value-type="string">
            <text:p>oatmeal</text:p>
          </table:table-cell>
          <table:table-cell office:value-type="string" office:string-value="grapefruit" calcext:value-type="string">
            <text:p>grapefruit</text:p>
          </table:table-cell>
          <table:table-cell office:value-type="string" office:string-value="milk" calcext:value-type="string">
            <text:p>milk</text:p>
          </table:table-cell>
          <table:table-cell office:value-type="string" office:string-value="jelly" calcext:value-type="string">
            <text:p>jelly</text:p>
          </table:table-cell>
          <table:table-cell table:number-columns-repeated="2"/>
          <table:table-cell table:formula="of:=COM.MICROSOFT.CONCAT(&quot;(&quot;&quot;&quot;; COM.MICROSOFT.TEXTJOIN(&quot;&quot;&quot;,&quot;&quot;&quot;; 1; [.C5:.H5]); &quot;&quot;&quot;)&quot;)" office:value-type="string" office:string-value="(&quot;oatmeal&quot;,&quot;grapefruit&quot;,&quot;milk&quot;,&quot;jelly&quot;)" calcext:value-type="string">
            <text:p>("oatmeal","grapefruit","milk","jelly")</text:p>
          </table:table-cell>
        </table:table-row>
        <table:table-row table:style-name="ro1">
          <table:table-cell office:value-type="string" calcext:value-type="string">
            <text:p>jelly</text:p>
          </table:table-cell>
          <table:table-cell table:formula="of:=COM.MICROSOFT.CONCAT(&quot;Breakfast &quot;; ROW())" office:value-type="string" office:string-value="Breakfast 6" calcext:value-type="string">
            <text:p>Breakfast 6</text:p>
          </table:table-cell>
          <table:table-cell table:number-matrix-columns-spanned="4" table:number-matrix-rows-spanned="1" table:formula="of:=FLATTENARRAY([.D1:.D4])" office:value-type="string" office:string-value="tea" calcext:value-type="string">
            <text:p>tea</text:p>
          </table:table-cell>
          <table:table-cell office:value-type="string" office:string-value="orange" calcext:value-type="string">
            <text:p>orange</text:p>
          </table:table-cell>
          <table:table-cell office:value-type="string" office:string-value="englishmuffin" calcext:value-type="string">
            <text:p>englishmuffin</text:p>
          </table:table-cell>
          <table:table-cell office:value-type="string" office:string-value="espresso" calcext:value-type="string">
            <text:p>espresso</text:p>
          </table:table-cell>
          <table:table-cell table:number-columns-repeated="2"/>
          <table:table-cell table:formula="of:=COM.MICROSOFT.CONCAT(&quot;(&quot;&quot;&quot;; COM.MICROSOFT.TEXTJOIN(&quot;&quot;&quot;,&quot;&quot;&quot;; 1; [.C6:.H6]); &quot;&quot;&quot;)&quot;)" office:value-type="string" office:string-value="(&quot;tea&quot;,&quot;orange&quot;,&quot;englishmuffin&quot;,&quot;espresso&quot;)" calcext:value-type="string">
            <text:p>("tea","orange","englishmuffin","espresso")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atme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ff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I8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03:40:46.275870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00:26:15.155393474</meta:creation-date>
    <dc:date>2022-04-19T03:51:45.957735486</dc:date>
    <meta:editing-duration>PT4H59M23S</meta:editing-duration>
    <meta:editing-cycles>120</meta:editing-cycles>
    <meta:generator>LibreOffice/7.0.4.2$Linux_X86_64 LibreOffice_project/00$Build-2</meta:generator>
    <dc:creator>Dominic Canare</dc:creator>
    <meta:document-statistic meta:table-count="9" meta:cell-count="53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End Sub

Function DeleteElement(x, ByRef MyList())
    Dim i As Integer, el As Integer
    Dim Result() As String

	If UBound(MyList) - LBound(MyList) = 0 Then
		DeleteElement = Result
		Exit Function
	End If

	z1 = LBound(MyList)
	z2 = UBOUND(MyList)
    ReDim Result(LBound(MyList) To (UBound(MyList)-1))

    For i = LBound(MyList) To UBound(MyList)
        If x = MyList(i) Then
            el = i
            Exit For
        End If
    Next i

    For i = LBound(MyList) To UBound(Result)
        If i &lt; el Then
            Result(i) = MyList(i)
        Else
            Result(i) = MyList(i + 1)
        End If
    Next i
    
    DeleteElement = Result
End Function

Function FlattenArray(valueRange as Range)
	sizeX = ubound(valueRange) - lbound(valueRange) + 1
	sizeY = ubound(valueRange, 2) - lbound(valueRange, 2) + 1
	finalSize = sizeX*sizeY
	
	dim values(1 to (sizeX*sizeY))
	
	For i = lbound(valueRange) to ubound(valueRange)
		For j = lbound(valueRange, 2) to ubound(valueRange, 2)
			idx = (i-lbound(valueRange)) * sizeY + (j - lbound(valueRange, 2))
			values(1 + idx) = valueRange(i, j)
		Next
	Next
	
	FlattenArray = values
End Function

Function SelectRandom(valueRange as Range, number as Integer, Optional excludeRange as Range)
	values = FlattenArray(valueRange)
	
	If Not IsMissing(excludeRange) Then
		excludeValues = FlattenArray(excludeRange)
		
		For i = LBound(excludeValues) to UBound(excludeValues)
			If Len(excludeValues(i)) &gt; 0 Then
				values = DeleteElement(excludeValues(i), values)
			End If
		Next
	End If
	
	words = ""
	For i = lbound(values) to ubound(values)
		words = words &amp; values(i) &amp; ", "
	Next

	dim selected(1 to number)

	for i = 1 to MIN(number, ubound(values)-lbound(values)+1)
		idx = 1 + int(RND() * (ubound(values)-lbound(values)))
		selected(i) = values(idx)
		values = DeleteElement(Selected(i), values)
	Next
	
	SelectRandom = selected
End Function

Public Function max(x, y As Variant) As Variant
	max = IIf(x &gt; y, x, y)
End Function

Public Function min(x, y As Variant) As Variant
	min = IIf(x &lt; y, x, y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